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03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docker-compose -f docker-compose-non-dev.yml up</text:p>
      <text:p text:style-name="Standard"/>
      <text:p text:style-name="Standard"/>
      <text:p text:style-name="P1">npm run dev-server</text:p>
      <text:p text:style-name="P1"/>
      <text:p text:style-name="P1">npm i -S ../../tmp/superset-plugin-chart-horizontal-ba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8:11:00.573705027</meta:creation-date>
    <dc:date>2022-07-20T10:58:53.560010367</dc:date>
    <meta:editing-duration>PT2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2" meta:character-count="125" meta:non-whitespace-character-count="116"/>
  </office:meta>
</office:document-meta>
</file>